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39">
            <text:p>AAR-2639</text:p>
          </table:table-cell>
          <table:table-cell office:value-type="float" office:value="54.89">
            <text:p>54.89</text:p>
          </table:table-cell>
          <table:table-cell office:value-type="float" office:value="12.77">
            <text:p>12.77</text:p>
          </table:table-cell>
          <table:table-cell office:value-type="float" office:value="9810.0">
            <text:p>9810.0</text:p>
          </table:table-cell>
          <table:table-cell office:value-type="float" office:value="75.0">
            <text:p>75.0</text:p>
          </table:table-cell>
          <table:table-cell office:value-type="string" office:value="Menyanthes trifoliata  Scirpus sp. and Pinus sylvestris remains">
            <text:p>Menyanthes trifoliata  Scirpus sp. and Pinus sylves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4">
            <text:p>-2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37">
            <text:p>AAR-2637</text:p>
          </table:table-cell>
          <table:table-cell office:value-type="float" office:value="54.72">
            <text:p>54.72</text:p>
          </table:table-cell>
          <table:table-cell office:value-type="float" office:value="12.77">
            <text:p>12.77</text:p>
          </table:table-cell>
          <table:table-cell office:value-type="float" office:value="12700.0">
            <text:p>12700.0</text:p>
          </table:table-cell>
          <table:table-cell office:value-type="float" office:value="110.0">
            <text:p>110.0</text:p>
          </table:table-cell>
          <table:table-cell office:value-type="string" office:value="Betula nana and Salix herbacea remains">
            <text:p>Betula nana and Salix herbace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7">
            <text:p>-27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375">
            <text:p>AAR-2375</text:p>
          </table:table-cell>
          <table:table-cell office:value-type="float" office:value="54.89">
            <text:p>54.89</text:p>
          </table:table-cell>
          <table:table-cell office:value-type="float" office:value="12.97">
            <text:p>12.97</text:p>
          </table:table-cell>
          <table:table-cell office:value-type="float" office:value="2810.0">
            <text:p>2810.0</text:p>
          </table:table-cell>
          <table:table-cell office:value-type="float" office:value="80.0">
            <text:p>80.0</text:p>
          </table:table-cell>
          <table:table-cell office:value-type="string" office:value="Astarte elliptica shell">
            <text:p>Astarte ellip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6.6">
            <text:p>-36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0">
            <text:p>AAR-2640</text:p>
          </table:table-cell>
          <table:table-cell office:value-type="float" office:value="54.71">
            <text:p>54.71</text:p>
          </table:table-cell>
          <table:table-cell office:value-type="float" office:value="12.97">
            <text:p>12.97</text:p>
          </table:table-cell>
          <table:table-cell office:value-type="float" office:value="10200.0">
            <text:p>10200.0</text:p>
          </table:table-cell>
          <table:table-cell office:value-type="float" office:value="80.0">
            <text:p>80.0</text:p>
          </table:table-cell>
          <table:table-cell office:value-type="string" office:value="Eleocharis palustris fruits">
            <text:p>Eleocharis palustri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2">
            <text:p>-26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3040">
            <text:p>AAR-3040</text:p>
          </table:table-cell>
          <table:table-cell office:value-type="float" office:value="54.72">
            <text:p>54.72</text:p>
          </table:table-cell>
          <table:table-cell office:value-type="float" office:value="12.77">
            <text:p>12.77</text:p>
          </table:table-cell>
          <table:table-cell office:value-type="float" office:value="12180.0">
            <text:p>12180.0</text:p>
          </table:table-cell>
          <table:table-cell office:value-type="float" office:value="100.0">
            <text:p>100.0</text:p>
          </table:table-cell>
          <table:table-cell office:value-type="string" office:value="Salix sp. remains">
            <text:p>Salix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7">
            <text:p>-2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057">
            <text:p>AAR-2057</text:p>
          </table:table-cell>
          <table:table-cell office:value-type="float" office:value="54.92">
            <text:p>54.92</text:p>
          </table:table-cell>
          <table:table-cell office:value-type="float" office:value="12.86">
            <text:p>12.86</text:p>
          </table:table-cell>
          <table:table-cell office:value-type="float" office:value="9530.0">
            <text:p>9530.0</text:p>
          </table:table-cell>
          <table:table-cell office:value-type="float" office:value="260.0">
            <text:p>26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4">
            <text:p>-3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90">
            <text:p>K-6590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600.0">
            <text:p>9600.0</text:p>
          </table:table-cell>
          <table:table-cell office:value-type="float" office:value="125.0">
            <text:p>12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4">
            <text:p>-2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1923">
            <text:p>AAR-1923</text:p>
          </table:table-cell>
          <table:table-cell office:value-type="float" office:value="54.91">
            <text:p>54.91</text:p>
          </table:table-cell>
          <table:table-cell office:value-type="float" office:value="13.05">
            <text:p>13.05</text:p>
          </table:table-cell>
          <table:table-cell office:value-type="float" office:value="9360.0">
            <text:p>9360.0</text:p>
          </table:table-cell>
          <table:table-cell office:value-type="float" office:value="90.0">
            <text:p>90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4.3">
            <text:p>-44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1922">
            <text:p>AAR-1922</text:p>
          </table:table-cell>
          <table:table-cell office:value-type="float" office:value="54.89">
            <text:p>54.89</text:p>
          </table:table-cell>
          <table:table-cell office:value-type="float" office:value="12.97">
            <text:p>12.97</text:p>
          </table:table-cell>
          <table:table-cell office:value-type="float" office:value="9620.0">
            <text:p>9620.0</text:p>
          </table:table-cell>
          <table:table-cell office:value-type="float" office:value="100.0">
            <text:p>10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9.7">
            <text:p>-3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9">
            <text:p>K-6589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340.0">
            <text:p>934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4">
            <text:p>-2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1">
            <text:p>AAR-2641</text:p>
          </table:table-cell>
          <table:table-cell office:value-type="float" office:value="54.71">
            <text:p>54.71</text:p>
          </table:table-cell>
          <table:table-cell office:value-type="float" office:value="12.97">
            <text:p>12.97</text:p>
          </table:table-cell>
          <table:table-cell office:value-type="float" office:value="10040.0">
            <text:p>10040.0</text:p>
          </table:table-cell>
          <table:table-cell office:value-type="float" office:value="80.0">
            <text:p>80.0</text:p>
          </table:table-cell>
          <table:table-cell office:value-type="string" office:value="Eleocharis palustris fruits">
            <text:p>Eleocharis palustri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8">
            <text:p>K-6588</text:p>
          </table:table-cell>
          <table:table-cell office:value-type="float" office:value="54.65">
            <text:p>54.65</text:p>
          </table:table-cell>
          <table:table-cell office:value-type="float" office:value="12.95">
            <text:p>12.95</text:p>
          </table:table-cell>
          <table:table-cell office:value-type="float" office:value="5720.0">
            <text:p>5720.0</text:p>
          </table:table-cell>
          <table:table-cell office:value-type="float" office:value="110.0">
            <text:p>11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7">
            <text:p>-1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7">
            <text:p>K-6587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8850.0">
            <text:p>885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9">
            <text:p>-28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059">
            <text:p>AAR-2059</text:p>
          </table:table-cell>
          <table:table-cell office:value-type="float" office:value="54.92">
            <text:p>54.92</text:p>
          </table:table-cell>
          <table:table-cell office:value-type="float" office:value="12.86">
            <text:p>12.86</text:p>
          </table:table-cell>
          <table:table-cell office:value-type="float" office:value="10540.0">
            <text:p>10540.0</text:p>
          </table:table-cell>
          <table:table-cell office:value-type="float" office:value="120.0">
            <text:p>120.0</text:p>
          </table:table-cell>
          <table:table-cell office:value-type="string" office:value="Pinus sylvestris remains">
            <text:p>Pinus sylves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5.7">
            <text:p>-35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2">
            <text:p>AAR-2642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10160.0">
            <text:p>10160.0</text:p>
          </table:table-cell>
          <table:table-cell office:value-type="float" office:value="75.0">
            <text:p>75.0</text:p>
          </table:table-cell>
          <table:table-cell office:value-type="string" office:value="Eleocharis palustris fruits">
            <text:p>Eleocharis palustri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8">
            <text:p>AAR-2648</text:p>
          </table:table-cell>
          <table:table-cell office:value-type="float" office:value="54.82">
            <text:p>54.82</text:p>
          </table:table-cell>
          <table:table-cell office:value-type="float" office:value="12.54">
            <text:p>12.54</text:p>
          </table:table-cell>
          <table:table-cell office:value-type="float" office:value="8970.0">
            <text:p>8970.0</text:p>
          </table:table-cell>
          <table:table-cell office:value-type="float" office:value="110.0">
            <text:p>110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1.8">
            <text:p>-21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4">
            <text:p>AAR-2644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310.0">
            <text:p>9310.0</text:p>
          </table:table-cell>
          <table:table-cell office:value-type="float" office:value="80.0">
            <text:p>80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9">
            <text:p>-26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342">
            <text:p>K-6342</text:p>
          </table:table-cell>
          <table:table-cell office:value-type="float" office:value="54.73">
            <text:p>54.73</text:p>
          </table:table-cell>
          <table:table-cell office:value-type="float" office:value="12.94">
            <text:p>12.94</text:p>
          </table:table-cell>
          <table:table-cell office:value-type="float" office:value="9150.0">
            <text:p>9150.0</text:p>
          </table:table-cell>
          <table:table-cell office:value-type="float" office:value="135.0">
            <text:p>13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0.0">
            <text:p>-3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343">
            <text:p>K-6343</text:p>
          </table:table-cell>
          <table:table-cell office:value-type="float" office:value="54.66">
            <text:p>54.66</text:p>
          </table:table-cell>
          <table:table-cell office:value-type="float" office:value="12.58">
            <text:p>12.58</text:p>
          </table:table-cell>
          <table:table-cell office:value-type="float" office:value="9660.0">
            <text:p>9660.0</text:p>
          </table:table-cell>
          <table:table-cell office:value-type="float" office:value="145.0">
            <text:p>14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4">
            <text:p>-22.4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4">
            <text:p>K-6584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9660.0">
            <text:p>966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2">
            <text:p>-29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5">
            <text:p>K-6585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9920.0">
            <text:p>9920.0</text:p>
          </table:table-cell>
          <table:table-cell office:value-type="float" office:value="105.0">
            <text:p>10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2">
            <text:p>-29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6">
            <text:p>K-6586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9560.0">
            <text:p>9560.0</text:p>
          </table:table-cell>
          <table:table-cell office:value-type="float" office:value="125.0">
            <text:p>12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9">
            <text:p>-28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92">
            <text:p>K-6592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220.0">
            <text:p>9220.0</text:p>
          </table:table-cell>
          <table:table-cell office:value-type="float" office:value="85.0">
            <text:p>8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91">
            <text:p>K-6591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150.0">
            <text:p>915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3">
            <text:p>AAR-2643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6650.0">
            <text:p>6650.0</text:p>
          </table:table-cell>
          <table:table-cell office:value-type="float" office:value="80.0">
            <text:p>8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3">
            <text:p>-28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1555">
            <text:p>AAR-1555</text:p>
          </table:table-cell>
          <table:table-cell office:value-type="float" office:value="54.65">
            <text:p>54.65</text:p>
          </table:table-cell>
          <table:table-cell office:value-type="float" office:value="12.91">
            <text:p>12.91</text:p>
          </table:table-cell>
          <table:table-cell office:value-type="float" office:value="6265.0">
            <text:p>6265.0</text:p>
          </table:table-cell>
          <table:table-cell office:value-type="float" office:value="65.0">
            <text:p>65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2">
            <text:p>-19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5">
            <text:p>AAR-2645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6940.0">
            <text:p>6940.0</text:p>
          </table:table-cell>
          <table:table-cell office:value-type="float" office:value="70.0">
            <text:p>70.0</text:p>
          </table:table-cell>
          <table:table-cell office:value-type="string" office:value="Mytilus edulis  shell">
            <text:p>Mytilus edulis 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6">
            <text:p>AAR-2646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7520.0">
            <text:p>7520.0</text:p>
          </table:table-cell>
          <table:table-cell office:value-type="float" office:value="65.0">
            <text:p>65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7">
            <text:p>AAR-2647</text:p>
          </table:table-cell>
          <table:table-cell office:value-type="float" office:value="54.82">
            <text:p>54.82</text:p>
          </table:table-cell>
          <table:table-cell office:value-type="float" office:value="12.52">
            <text:p>12.52</text:p>
          </table:table-cell>
          <table:table-cell office:value-type="float" office:value="7090.0">
            <text:p>7090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3">
            <text:p>-2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9">
            <text:p>AAR-2649</text:p>
          </table:table-cell>
          <table:table-cell office:value-type="float" office:value="54.82">
            <text:p>54.82</text:p>
          </table:table-cell>
          <table:table-cell office:value-type="float" office:value="12.54">
            <text:p>12.54</text:p>
          </table:table-cell>
          <table:table-cell office:value-type="float" office:value="8610.0">
            <text:p>8610.0</text:p>
          </table:table-cell>
          <table:table-cell office:value-type="float" office:value="90.0">
            <text:p>90.0</text:p>
          </table:table-cell>
          <table:table-cell office:value-type="string" office:value="Drepanocladus sp. remains">
            <text:p>Drepanocladus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1.0">
            <text:p>-2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